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37in"/>
    </style:style>
    <style:style style:name="co2" style:family="table-column">
      <style:table-column-properties fo:break-before="auto" style:column-width="2.0319in"/>
    </style:style>
    <style:style style:name="co3" style:family="table-column">
      <style:table-column-properties fo:break-before="auto" style:column-width="1.4528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1.6819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1.6165in"/>
    </style:style>
    <style:style style:name="co8" style:family="table-column">
      <style:table-column-properties fo:break-before="auto" style:column-width="1.9008in"/>
    </style:style>
    <style:style style:name="co9" style:family="table-column">
      <style:table-column-properties fo:break-before="auto" style:column-width="1.835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Naam</text:p>
          </table:table-cell>
          <table:table-cell table:style-name="ce1" office:value-type="string">
            <text:p>Taak</text:p>
          </table:table-cell>
          <table:table-cell table:style-name="ce1" office:value-type="string">
            <text:p>Begin tijd</text:p>
          </table:table-cell>
          <table:table-cell table:style-name="ce1" office:value-type="string">
            <text:p>Eind tijd</text:p>
          </table:table-cell>
          <table:table-cell table:style-name="ce1" office:value-type="string">
            <text:p>totaal uren gewerkt</text:p>
          </table:table-cell>
          <table:table-cell table:style-name="ce1" office:value-type="string">
            <text:p>uurtarief</text:p>
          </table:table-cell>
          <table:table-cell table:style-name="ce1" office:value-type="string">
            <text:p>totaalbedrag</text:p>
          </table:table-cell>
          <table:table-cell table:style-name="ce1" office:value-type="string">
            <text:p>telefoonnummer</text:p>
          </table:table-cell>
          <table:table-cell table:style-name="ce1" office:value-type="string">
            <text:p>Email</text:p>
          </table:table-cell>
        </table:table-row>
        <table:table-row table:style-name="ro2">
          <table:table-cell office:value-type="string">
            <text:p>Karel kachelkrocht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2]-[.C2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E2]*[.F2])" office:value-type="float" office:value="120">
            <text:p>12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berend boterkoek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3]-[.C3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E3]*[.F3])" office:value-type="float" office:value="120">
            <text:p>12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arend appelgebak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4]-[.C4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E4]*[.F4])" office:value-type="float" office:value="120">
            <text:p>12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bart barrelbond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5]-[.C5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E5]*[.F5])" office:value-type="float" office:value="120">
            <text:p>12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david dankel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6]-[.C6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E6]*[.F6])" office:value-type="float" office:value="120">
            <text:p>12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gerard graag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7]-[.C7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E7]*[.F7])" office:value-type="float" office:value="120">
            <text:p>12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william wortel</text:p>
          </table:table-cell>
          <table:table-cell office:value-type="string">
            <text:p>opbouw Klein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8]-[.C8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E8]*[.F8])" office:value-type="float" office:value="120">
            <text:p>12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job jolig</text:p>
          </table:table-cell>
          <table:table-cell office:value-type="string">
            <text:p>opbouw Klein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9]-[.C9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E9]*[.F9])" office:value-type="float" office:value="120">
            <text:p>12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jacob jaknikker</text:p>
          </table:table-cell>
          <table:table-cell office:value-type="string">
            <text:p>opbouw Klein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10]-[.C10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E10]*[.F10])" office:value-type="float" office:value="120">
            <text:p>12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frans fanaat</text:p>
          </table:table-cell>
          <table:table-cell office:value-type="string">
            <text:p>opbouw Klein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11]-[.C11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E11]*[.F11])" office:value-type="float" office:value="120">
            <text:p>12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Louk rikker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12]-[.C12])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E12]*[.F12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rick rakker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13]-[.C13])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E13]*[.F13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Jelle de wijn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14]-[.C14])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E14]*[.F14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Gerrald Jongsma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15]-[.C15])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E15]*[.F15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robert robe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16]-[.C16])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E16]*[.F16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mari zeilstra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17]-[.C17])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E17]*[.F17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Sebatian hottel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18]-[.C18])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E18]*[.F18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Kylian van burken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19]-[.C19])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E19]*[.F19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Arya van Eersel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20]-[.C20])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E20]*[.F20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Rinse Folkertsma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21]-[.C21])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E21]*[.F21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Almir van zeist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22]-[.C22])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E22]*[.F22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Orrin leegwater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23]-[.C23])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E23]*[.F23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Germen Gielen</text:p>
          </table:table-cell>
          <table:table-cell office:value-type="string">
            <text:p>Systeem inmeten</text:p>
          </table:table-cell>
          <table:table-cell office:value-type="time" office:time-value="PT15H00M00S">
            <text:p>03:00:00 PM</text:p>
          </table:table-cell>
          <table:table-cell office:value-type="time" office:time-value="PT18H00M00S">
            <text:p>06:00:00 PM</text:p>
          </table:table-cell>
          <table:table-cell table:formula="of:=HOUR([.D24]-[.C24])"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([.E24]*[.F24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Johnny hermsen</text:p>
          </table:table-cell>
          <table:table-cell office:value-type="string">
            <text:p>Lichttechnicus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25]-[.C25])"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E25]*[.F25])" office:value-type="float" office:value="350">
            <text:p>3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Durk Strikwerda</text:p>
          </table:table-cell>
          <table:table-cell office:value-type="string">
            <text:p>Lichttechnicus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26]-[.C26])"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E26]*[.F26])" office:value-type="float" office:value="350">
            <text:p>3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Maurits oortwijn</text:p>
          </table:table-cell>
          <table:table-cell office:value-type="string">
            <text:p>Front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27]-[.C27])"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E27]*[.F27])" office:value-type="float" office:value="350">
            <text:p>3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ilco verhallen</text:p>
          </table:table-cell>
          <table:table-cell office:value-type="string">
            <text:p>Monitor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28]-[.C28])"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E28]*[.F28])" office:value-type="float" office:value="350">
            <text:p>3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Aissam van der werf</text:p>
          </table:table-cell>
          <table:table-cell office:value-type="string">
            <text:p>Front klein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29]-[.C29])"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E29]*[.F29])" office:value-type="float" office:value="350">
            <text:p>3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Carolus van laar</text:p>
          </table:table-cell>
          <table:table-cell office:value-type="string">
            <text:p>Monitor klein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30]-[.C30])"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E30]*[.F30])" office:value-type="float" office:value="350">
            <text:p>3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Jesmer leerentveld</text:p>
          </table:table-cell>
          <table:table-cell office:value-type="string">
            <text:p>Stagehand Klein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31]-[.C31])"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E31]*[.F31])" office:value-type="float" office:value="200">
            <text:p>2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Daniel messing</text:p>
          </table:table-cell>
          <table:table-cell office:value-type="string">
            <text:p>Stagehand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32]-[.C32])"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E32]*[.F32])" office:value-type="float" office:value="200">
            <text:p>2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richard ijzer</text:p>
          </table:table-cell>
          <table:table-cell office:value-type="string">
            <text:p>Stagehand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33]-[.C33])"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E33]*[.F33])" office:value-type="float" office:value="200">
            <text:p>2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cliff bakkum</text:p>
          </table:table-cell>
          <table:table-cell office:value-type="string">
            <text:p>Stagehand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34]-[.C34])"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E34]*[.F34])" office:value-type="float" office:value="200">
            <text:p>2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Edgar jansen</text:p>
          </table:table-cell>
          <table:table-cell office:value-type="string">
            <text:p>Stagemanager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35]-[.C35])"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E35]*[.F35])" office:value-type="float" office:value="350">
            <text:p>3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simon boers</text:p>
          </table:table-cell>
          <table:table-cell office:value-type="string">
            <text:p>Stagemanager Klein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36]-[.C36])"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E36]*[.F36])" office:value-type="float" office:value="350">
            <text:p>3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Louk rikker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37]-[.C37])"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([.E37]*[.F37])" office:value-type="float" office:value="75">
            <text:p>7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rick rakker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38]-[.C38])"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([.E38]*[.F38])" office:value-type="float" office:value="75">
            <text:p>7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Jelle de wijn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39]-[.C39])"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([.E39]*[.F39])" office:value-type="float" office:value="75">
            <text:p>7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Gerrald Jongsma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0]-[.C40])"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([.E40]*[.F40])" office:value-type="float" office:value="75">
            <text:p>7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robert robe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1]-[.C41])"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([.E41]*[.F41])" office:value-type="float" office:value="75">
            <text:p>7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mari zeilstra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2]-[.C42])"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([.E42]*[.F42])" office:value-type="float" office:value="75">
            <text:p>7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Sebatian hottel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3]-[.C43])"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([.E43]*[.F43])" office:value-type="float" office:value="75">
            <text:p>7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Kylian van burken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4]-[.C44])"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([.E44]*[.F44])" office:value-type="float" office:value="75">
            <text:p>7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Arya van Eersel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5]-[.C45])"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([.E45]*[.F45])" office:value-type="float" office:value="75">
            <text:p>7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Rinse Folkertsma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6]-[.C46])"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([.E46]*[.F46])" office:value-type="float" office:value="75">
            <text:p>7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Almir van zeist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7]-[.C47])"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([.E47]*[.F47])" office:value-type="float" office:value="75">
            <text:p>7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Orrin leegwater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8]-[.C48])"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([.E48]*[.F48])" office:value-type="float" office:value="75">
            <text:p>7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Karel kachelkrocht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49]-[.C49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([.E49]*[.F49])" office:value-type="float" office:value="100">
            <text:p>1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berend boterkoek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0]-[.C50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([.E50]*[.F50])" office:value-type="float" office:value="100">
            <text:p>1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arend appelgebak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1]-[.C51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([.E51]*[.F51])" office:value-type="float" office:value="100">
            <text:p>1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bart barrelbond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2]-[.C52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([.E52]*[.F52])" office:value-type="float" office:value="100">
            <text:p>1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david dankel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3]-[.C53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([.E53]*[.F53])" office:value-type="float" office:value="100">
            <text:p>1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gerard graag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4]-[.C54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([.E54]*[.F54])" office:value-type="float" office:value="100">
            <text:p>1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william wortel</text:p>
          </table:table-cell>
          <table:table-cell office:value-type="string">
            <text:p>Afbreken Klein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5]-[.C55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([.E55]*[.F55])" office:value-type="float" office:value="100">
            <text:p>1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job jolig</text:p>
          </table:table-cell>
          <table:table-cell office:value-type="string">
            <text:p>Afbreken Klein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6]-[.C56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([.E56]*[.F56])" office:value-type="float" office:value="100">
            <text:p>1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jacob jaknikker</text:p>
          </table:table-cell>
          <table:table-cell office:value-type="string">
            <text:p>Afbreken Klein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7]-[.C57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([.E57]*[.F57])" office:value-type="float" office:value="100">
            <text:p>1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frans fanaat</text:p>
          </table:table-cell>
          <table:table-cell office:value-type="string">
            <text:p>Afbreken Klein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8]-[.C58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([.E58]*[.F58])" office:value-type="float" office:value="100">
            <text:p>1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>
            <text:p>Totaal bedrag</text:p>
          </table:table-cell>
          <table:table-cell table:formula="of:=SUM([.G2:.G58])" office:value-type="float" office:value="8650">
            <text:p>8650</text:p>
          </table:table-cell>
          <table:table-cell table:number-columns-repeated="2"/>
        </table:table-row>
      </table:table>
      <table:table table:name="Blad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9">01/09/2022</text:date>, <text:time>15:23: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9T14:23:36.29</meta:creation-date>
    <meta:generator>OpenOffice/4.1.9$Win32 OpenOffice.org_project/419m1$Build-9805</meta:generator>
    <dc:date>2022-01-09T15:23:54.24</dc:date>
    <meta:editing-duration>PT58M59S</meta:editing-duration>
    <meta:editing-cycles>3</meta:editing-cycles>
    <meta:document-statistic meta:table-count="3" meta:cell-count="524" meta:object-count="0"/>
  </office:meta>
</office:document-meta>
</file>